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996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0cm" fo:min-width="3.984cm" draw:shadow="hidden"/>
    </style:style>
    <style:style style:name="gr9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3.496cm" fo:min-width="0cm"/>
    </style:style>
    <style:style style:name="gr10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cm" fo:min-width="2.8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fo:font-weight="normal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font-size="14pt" fo:font-weight="normal" style:font-weight-asian="normal"/>
    </style:style>
    <style:style style:name="P9" style:family="paragraph">
      <style:paragraph-properties fo:margin-left="0cm" fo:margin-right="0cm" fo:text-indent="0cm"/>
      <style:text-properties fo:font-size="12pt" fo:font-weight="bold"/>
    </style:style>
    <style:style style:name="P10" style:family="paragraph">
      <style:paragraph-properties fo:margin-left="0cm" fo:margin-right="0cm" fo:text-indent="0cm"/>
      <style:text-properties fo:font-size="12pt" fo:font-weight="bold" style:font-size-asian="18pt" style:font-size-complex="24pt"/>
    </style:style>
    <style:style style:name="P11" style:family="paragraph">
      <style:paragraph-properties fo:margin-left="0cm" fo:margin-right="0cm" fo:text-indent="0cm"/>
      <style:text-properties fo:font-size="12pt" style:font-size-asian="18pt" style:font-size-complex="24pt"/>
    </style:style>
    <style:style style:name="P12" style:family="paragraph">
      <style:paragraph-properties fo:text-align="center"/>
      <style:text-properties fo:font-size="12pt" style:font-size-asian="18pt" style:font-size-complex="24pt"/>
    </style:style>
    <style:style style:name="P13" style:family="paragraph">
      <style:paragraph-properties fo:margin-left="0cm" fo:margin-right="0cm" fo:text-align="center" fo:text-indent="0cm"/>
      <style:text-properties fo:font-size="12pt" style:font-size-asian="18pt" style:font-size-complex="24pt"/>
    </style:style>
    <style:style style:name="T1" style:family="text">
      <style:text-properties fo:font-size="14pt"/>
    </style:style>
    <style:style style:name="T2" style:family="text">
      <style:text-properties fo:font-size="11pt" fo:font-weight="normal"/>
    </style:style>
    <style:style style:name="T3" style:family="text">
      <style:text-properties fo:font-size="12pt"/>
    </style:style>
    <style:style style:name="T4" style:family="text">
      <style:text-properties fo:font-size="14pt" fo:font-weight="normal" style:font-weight-asian="normal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weight="bold" style:font-size-asian="18pt" style:font-size-complex="24pt"/>
    </style:style>
    <style:style style:name="T7" style:family="text">
      <style:text-properties fo:font-size="12pt" style:font-size-asian="18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cm" svg:x="5.5cm" svg:y="1.5cm">
          <text:p text:style-name="P1">E-block Development Process 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6.5cm" svg:height="1.5cm" svg:x="7.001cm" svg:y="4.044cm">
          <text:p text:style-name="P1"><text:span text:style-name="T1">Product Requir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6.5cm" svg:height="1.5cm" svg:x="7cm" svg:y="6.5cm">
          <text:p text:style-name="P1"><text:span text:style-name="T1">Module Selec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51cm" svg:y1="5.544cm" svg:x2="10.25cm" svg:y2="6.5cm" draw:start-shape="id1" draw:start-glue-point="2" draw:end-shape="id2" draw:end-glue-point="0">
          <text:p text:style-name="P6"/>
        </draw:connector>
        <draw:custom-shape draw:style-name="gr2" draw:text-style-name="P2" draw:id="id3" draw:layer="layout" svg:width="3.5cm" svg:height="2.5cm" svg:x="8.5cm" svg:y="9.5cm">
          <text:p text:style-name="P1"><text:span text:style-name="T1">Module</text:span></text:p>
          <text:p text:style-name="P1"><text:span text:style-name="T1"><text:s/></text:span><text:span text:style-name="T1">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25cm" svg:y1="8cm" svg:x2="10.249cm" svg:y2="9.5cm" draw:start-shape="id2" draw:start-glue-point="2" draw:end-shape="id3" draw:end-glue-point="4">
          <text:p text:style-name="P6"/>
        </draw:connector>
        <draw:custom-shape draw:style-name="gr2" draw:text-style-name="P4" draw:id="id4" draw:layer="layout" svg:width="4cm" svg:height="1.5cm" svg:x="15cm" svg:y="10cm">
          <text:p text:style-name="P1"><text:span text:style-name="T2">Create new Module </text:span></text:p>
          <text:p text:style-name="P1"><text:span text:style-name="T2">(1.1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4.5cm" svg:height="1.993cm" svg:x="8cm" svg:y="18cm">
          <text:p text:style-name="P1"><text:span text:style-name="T1">Module Inte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4cm" svg:height="1.692cm" svg:x="4.5cm" svg:y="22.5cm">
          <text:p text:style-name="P1"><text:span text:style-name="T1">SW Integration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4cm" svg:height="1.692cm" svg:x="12.5cm" svg:y="22.5cm">
          <text:p text:style-name="P1"><text:span text:style-name="T1">HW Integration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4.5cm" svg:height="1.262cm" svg:x="8.5cm" svg:y="25.5cm">
          <text:p text:style-name="P1"><text:span text:style-name="T1">Integration Test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2cm" svg:y1="10.749cm" svg:x2="15cm" svg:y2="10.75cm" draw:start-shape="id3" draw:start-glue-point="7" draw:end-shape="id4" draw:end-glue-point="3">
          <text:p text:style-name="P6"/>
        </draw:connector>
        <draw:connector draw:style-name="gr3" draw:text-style-name="P3" draw:layer="layout" svg:x1="6.5cm" svg:y1="24.192cm" svg:x2="10.75cm" svg:y2="25.5cm" draw:start-shape="id5" draw:start-glue-point="2" draw:end-shape="id6" draw:end-glue-point="0">
          <text:p text:style-name="P6"/>
        </draw:connector>
        <draw:connector draw:style-name="gr3" draw:text-style-name="P3" draw:layer="layout" svg:x1="14.5cm" svg:y1="24.192cm" svg:x2="10.75cm" svg:y2="25.5cm" draw:start-shape="id7" draw:start-glue-point="2" draw:end-shape="id6" draw:end-glue-point="0">
          <text:p text:style-name="P6"/>
        </draw:connector>
        <draw:connector draw:style-name="gr3" draw:text-style-name="P3" draw:layer="layout" svg:x1="10.75cm" svg:y1="26.762cm" svg:x2="10.755cm" svg:y2="28.278cm" draw:start-shape="id6" draw:start-glue-point="2">
          <text:p text:style-name="P6"/>
        </draw:connector>
        <draw:ellipse draw:style-name="gr4" draw:text-style-name="P2" draw:layer="layout" svg:width="4.5cm" svg:height="0.746cm" svg:x="8.5cm" svg:y="28.254cm">
          <text:p text:style-name="P1"><text:span text:style-name="T1">END</text:span></text:p>
        </draw:ellipse>
        <draw:custom-shape draw:style-name="gr2" draw:text-style-name="P5" draw:id="id9" draw:layer="layout" svg:width="4cm" svg:height="1.5cm" svg:x="15cm" svg:y="14cm">
          <text:p text:style-name="P1"><text:span text:style-name="T3">Module Exten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10" draw:layer="layout" svg:width="4cm" svg:height="1.5cm" svg:x="15cm" svg:y="17cm">
          <text:p text:style-name="P1"><text:span text:style-name="T3">Update module</text:span></text:p>
          <text:p text:style-name="P1"><text:span text:style-name="T3"><text:s/></text:span><text:span text:style-name="T3">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3.5cm" svg:height="2.5cm" svg:x="8.5cm" svg:y="13.5cm">
          <text:p text:style-name="P1"><text:span text:style-name="T1">Module</text:span></text:p>
          <text:p text:style-name="P1"><text:span text:style-name="T1"><text:s/></text:span><text:span text:style-name="T1">Ext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249cm" svg:y1="12cm" svg:x2="10.249cm" svg:y2="13.5cm" draw:start-shape="id3" draw:start-glue-point="6" draw:end-shape="id8" draw:end-glue-point="4">
          <text:p text:style-name="P6"/>
        </draw:connector>
        <draw:connector draw:style-name="gr3" draw:text-style-name="P3" draw:layer="layout" svg:x1="12cm" svg:y1="14.749cm" svg:x2="15cm" svg:y2="14.75cm" draw:start-shape="id8" draw:start-glue-point="7" draw:end-shape="id9" draw:end-glue-point="3">
          <text:p text:style-name="P6"/>
        </draw:connector>
        <draw:connector draw:style-name="gr3" draw:text-style-name="P3" draw:layer="layout" svg:x1="17cm" svg:y1="15.5cm" svg:x2="17cm" svg:y2="17cm" draw:start-shape="id9" draw:start-glue-point="2" draw:end-shape="id10">
          <text:p text:style-name="P6"/>
        </draw:connector>
        <draw:connector draw:style-name="gr3" draw:text-style-name="P3" draw:layer="layout" svg:x1="10.249cm" svg:y1="16cm" svg:x2="10.25cm" svg:y2="18cm" draw:start-shape="id8" draw:start-glue-point="6" draw:end-shape="id11">
          <text:p text:style-name="P6"/>
        </draw:connector>
        <draw:connector draw:style-name="gr3" draw:text-style-name="P3" draw:layer="layout" svg:x1="10.25cm" svg:y1="19.993cm" svg:x2="6.5cm" svg:y2="22.5cm" draw:start-shape="id11" draw:start-glue-point="2" draw:end-shape="id5">
          <text:p text:style-name="P6"/>
        </draw:connector>
        <draw:connector draw:style-name="gr3" draw:text-style-name="P3" draw:layer="layout" svg:x1="10.25cm" svg:y1="19.993cm" svg:x2="14.5cm" svg:y2="22.5cm" draw:start-shape="id11" draw:start-glue-point="2" draw:end-shape="id7" draw:end-glue-point="0">
          <text:p text:style-name="P6"/>
        </draw:connector>
        <draw:frame draw:style-name="gr5" draw:text-style-name="P7" draw:layer="layout" svg:width="1.052cm" svg:height="0.806cm" svg:x="12.5cm" svg:y="10cm">
          <draw:text-box>
            <text:p text:style-name="P6"><text:span text:style-name="T1">no</text:span></text:p>
          </draw:text-box>
        </draw:frame>
        <draw:frame draw:style-name="gr5" draw:text-style-name="P7" draw:layer="layout" svg:width="1.052cm" svg:height="0.806cm" svg:x="10.5cm" svg:y="16.194cm">
          <draw:text-box>
            <text:p text:style-name="P6"><text:span text:style-name="T1">no</text:span></text:p>
          </draw:text-box>
        </draw:frame>
        <draw:connector draw:style-name="gr3" draw:text-style-name="P3" draw:layer="layout" svg:x1="17cm" svg:y1="18.5cm" svg:x2="12.5cm" svg:y2="18.996cm" draw:start-shape="id10" draw:start-glue-point="2" draw:end-shape="id11" draw:end-glue-point="1">
          <text:p text:style-name="P6"/>
        </draw:connector>
      </draw:page>
      <draw:page draw:name="page2" draw:style-name="dp1" draw:master-page-name="Default">
        <draw:rect draw:style-name="gr6" draw:text-style-name="P2" draw:id="id12" draw:layer="layout" svg:width="7cm" svg:height="1.5cm" svg:x="7.5cm" svg:y="2cm">
          <text:p text:style-name="P1"><text:span text:style-name="T1">1.1 Module Creation </text:span></text:p>
        </draw:rect>
        <draw:custom-shape draw:style-name="gr2" draw:text-style-name="P2" draw:id="id13" draw:layer="layout" svg:width="4.5cm" svg:height="1.5cm" svg:x="4.5cm" svg:y="5.5cm">
          <text:p text:style-name="P1"><text:span text:style-name="T1">S/W 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14" draw:layer="layout" svg:width="4.5cm" svg:height="1.5cm" svg:x="13cm" svg:y="5.5cm">
          <text:p text:style-name="P1"><text:span text:style-name="T4">H/W Block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cm" svg:y1="3.5cm" svg:x2="6.75cm" svg:y2="5.5cm" draw:start-shape="id12" draw:start-glue-point="2" draw:end-shape="id13" draw:end-glue-point="0">
          <text:p text:style-name="P6"/>
        </draw:connector>
        <draw:connector draw:style-name="gr3" draw:text-style-name="P3" draw:layer="layout" svg:x1="11cm" svg:y1="3.5cm" svg:x2="15.25cm" svg:y2="5.5cm" draw:start-shape="id12" draw:start-glue-point="2" draw:end-shape="id14">
          <text:p text:style-name="P6"/>
        </draw:connector>
        <draw:frame draw:style-name="gr7" draw:text-style-name="P9" draw:id="id16" draw:layer="layout" svg:width="4.541cm" svg:height="0.738cm" svg:x="2.5cm" svg:y="8.5cm">
          <draw:text-box>
            <text:p text:style-name="P6"><text:span text:style-name="T5">Theory of Operation</text:span></text:p>
          </draw:text-box>
        </draw:frame>
        <draw:frame draw:style-name="gr7" draw:text-style-name="P10" draw:id="id15" draw:layer="layout" svg:width="1.416cm" svg:height="0.738cm" svg:x="2.5cm" svg:y="10.262cm">
          <draw:text-box>
            <text:p text:style-name="P6"><text:span text:style-name="T6">UML</text:span></text:p>
          </draw:text-box>
        </draw:frame>
        <draw:frame draw:style-name="gr8" draw:text-style-name="P11" draw:layer="layout" svg:width="3.5cm" svg:height="2.147cm" svg:x="7cm" svg:y="9.353cm">
          <draw:text-box>
            <text:p text:style-name="P6"><text:span text:style-name="T7">Flow Chart</text:span></text:p>
            <text:p text:style-name="P6"><text:span text:style-name="T7">State Diagram</text:span></text:p>
            <text:p text:style-name="P6"><text:span text:style-name="T7">Sequence Diagram</text:span></text:p>
          </draw:text-box>
        </draw:frame>
        <draw:frame draw:style-name="gr7" draw:text-style-name="P11" draw:id="id17" draw:layer="layout" svg:width="4.389cm" svg:height="0.738cm" svg:x="2.5cm" svg:y="14cm">
          <draw:text-box>
            <text:p text:style-name="P6"><text:span text:style-name="T6">Module</text:span><text:span text:style-name="T7"> </text:span><text:span text:style-name="T6">description</text:span></text:p>
          </draw:text-box>
        </draw:frame>
        <draw:frame draw:style-name="gr9" draw:text-style-name="P11" draw:layer="layout" svg:width="3.999cm" svg:height="4.746cm" svg:x="7.001cm" svg:y="12cm">
          <draw:text-box>
            <text:p text:style-name="P6"><text:span text:style-name="T7">API </text:span></text:p>
            <text:p text:style-name="P6"><text:span text:style-name="T7">Data Dictionary</text:span></text:p>
            <text:p text:style-name="P6"><text:span text:style-name="T7">Files location</text:span></text:p>
            <text:p text:style-name="P6"><text:span text:style-name="T7">Files Description</text:span></text:p>
            <text:p text:style-name="P6"><text:span text:style-name="T7">Behavior</text:span></text:p>
            <text:p text:style-name="P6"><text:span text:style-name="T7">Known Bug</text:span></text:p>
            <text:p text:style-name="P6"><text:span text:style-name="T7">Improvement Note</text:span></text:p>
            <text:p text:style-name="P6"><text:span text:style-name="T7"/></text:p>
          </draw:text-box>
        </draw:frame>
        <draw:frame draw:style-name="gr7" draw:text-style-name="P11" draw:id="id18" draw:layer="layout" svg:width="3.829cm" svg:height="0.738cm" svg:x="2.5cm" svg:y="17.762cm">
          <draw:text-box>
            <text:p text:style-name="P6"><text:span text:style-name="T6">Resource Usage</text:span></text:p>
          </draw:text-box>
        </draw:frame>
        <draw:frame draw:style-name="gr10" draw:text-style-name="P11" draw:layer="layout" svg:width="4.625cm" svg:height="1.673cm" svg:x="7cm" svg:y="17.327cm">
          <draw:text-box>
            <text:p text:style-name="P6"><text:span text:style-name="T7">RAM</text:span></text:p>
            <text:p text:style-name="P6"><text:span text:style-name="T7">Flash Mem (Program)</text:span></text:p>
            <text:p text:style-name="P6"><text:span text:style-name="T7">Port Usage</text:span></text:p>
          </draw:text-box>
        </draw:frame>
        <draw:connector draw:style-name="gr3" draw:text-style-name="P12" draw:layer="layout" svg:x1="4.5cm" svg:y1="6.25cm" svg:x2="2.5cm" svg:y2="10.631cm" draw:start-shape="id13" draw:start-glue-point="3" draw:end-shape="id15" draw:end-glue-point="3">
          <text:p text:style-name="P6"/>
        </draw:connector>
        <draw:connector draw:style-name="gr3" draw:text-style-name="P12" draw:layer="layout" svg:x1="4.5cm" svg:y1="6.25cm" svg:x2="2.5cm" svg:y2="8.869cm" draw:start-shape="id13" draw:start-glue-point="3" draw:end-shape="id16" draw:end-glue-point="3">
          <text:p text:style-name="P6"/>
        </draw:connector>
        <draw:connector draw:style-name="gr3" draw:text-style-name="P12" draw:layer="layout" svg:x1="2.5cm" svg:y1="10.631cm" svg:x2="2.5cm" svg:y2="14.369cm" draw:start-shape="id15" draw:start-glue-point="3" draw:end-shape="id17" draw:end-glue-point="3">
          <text:p text:style-name="P6"/>
        </draw:connector>
        <draw:connector draw:style-name="gr3" draw:text-style-name="P12" draw:layer="layout" svg:x1="2.5cm" svg:y1="14.369cm" svg:x2="2.5cm" svg:y2="18.131cm" draw:start-shape="id17" draw:start-glue-point="3" draw:end-shape="id18" draw:end-glue-point="3">
          <text:p text:style-name="P6"/>
        </draw:connector>
        <draw:frame draw:style-name="gr7" draw:text-style-name="P9" draw:id="id19" draw:layer="layout" svg:width="4.541cm" svg:height="0.738cm" svg:x="12.959cm" svg:y="8.5cm">
          <draw:text-box>
            <text:p text:style-name="P6"><text:span text:style-name="T5">Theory of Operation</text:span></text:p>
          </draw:text-box>
        </draw:frame>
        <draw:frame draw:style-name="gr7" draw:text-style-name="P10" draw:id="id20" draw:layer="layout" svg:width="3.376cm" svg:height="0.738cm" svg:x="13cm" svg:y="10cm">
          <draw:text-box>
            <text:p text:style-name="P6"><text:span text:style-name="T6">Circuit Design</text:span></text:p>
          </draw:text-box>
        </draw:frame>
        <draw:frame draw:style-name="gr8" draw:text-style-name="P11" draw:layer="layout" svg:width="3.5cm" svg:height="2.147cm" svg:x="17cm" svg:y="9.5cm">
          <draw:text-box>
            <text:p text:style-name="P6"><text:span text:style-name="T7">Schematiics</text:span><text:span text:style-name="T7"><text:tab/></text:span></text:p>
            <text:p text:style-name="P6"><text:span text:style-name="T7">PCB Layout</text:span></text:p>
            <text:p text:style-name="P6"><text:span text:style-name="T7">Circuit Description</text:span></text:p>
          </draw:text-box>
        </draw:frame>
        <draw:frame draw:style-name="gr11" draw:text-style-name="P13" draw:id="id22" draw:layer="layout" svg:width="2.829cm" svg:height="1.225cm" svg:x="13.171cm" svg:y="13.762cm">
          <draw:text-box>
            <text:p text:style-name="P1"><text:span text:style-name="T6">Resource Usage</text:span></text:p>
          </draw:text-box>
        </draw:frame>
        <draw:frame draw:style-name="gr10" draw:text-style-name="P11" draw:layer="layout" svg:width="3.779cm" svg:height="1.673cm" svg:x="16.721cm" svg:y="13.5cm">
          <draw:text-box>
            <text:p text:style-name="P6"><text:span text:style-name="T7">Peripheral Usage</text:span></text:p>
            <text:p text:style-name="P6"><text:span text:style-name="T7">(I2c, SPI)</text:span></text:p>
            <text:p text:style-name="P6"><text:span text:style-name="T7">Pin/ Port Usage</text:span></text:p>
          </draw:text-box>
        </draw:frame>
        <draw:connector draw:style-name="gr3" draw:text-style-name="P12" draw:layer="layout" svg:x1="13cm" svg:y1="6.25cm" svg:x2="12.959cm" svg:y2="8.869cm" draw:start-shape="id14" draw:start-glue-point="3" draw:end-shape="id19" draw:end-glue-point="3">
          <text:p text:style-name="P6"/>
        </draw:connector>
        <draw:connector draw:style-name="gr3" draw:text-style-name="P12" draw:id="id21" draw:layer="layout" svg:x1="12.445cm" svg:y1="8.844cm" svg:x2="13cm" svg:y2="10.369cm" draw:end-shape="id20" draw:end-glue-point="3">
          <text:p text:style-name="P6"/>
        </draw:connector>
        <draw:connector draw:style-name="gr3" draw:text-style-name="P12" draw:layer="layout" draw:line-skew="0.78cm" svg:x1="12.445cm" svg:y1="8.844cm" svg:x2="13.171cm" svg:y2="14.374cm" draw:start-shape="id21" draw:start-glue-point="2" draw:end-shape="id22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8-02-25T22:48:43</meta:creation-date>
    <dc:date>2008-03-28T00:07:05</dc:date>
    <dc:language>en-US</dc:language>
    <meta:editing-cycles>12</meta:editing-cycles>
    <meta:editing-duration>PT1H19M14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